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>
            <text:p>C4</text:p>
          </table:table-cell>
          <table:table-cell table:style-name="ce1" office:value-type="float" office:value="261.63">
            <text:p>261,63</text:p>
          </table:table-cell>
          <table:table-cell table:style-name="ce1" table:formula="of:=8000/[.B1]" office:value-type="float" office:value="30.5775331575125">
            <text:p>30,5775331575</text:p>
          </table:table-cell>
          <table:table-cell table:formula="of:=[.C1]*4" office:value-type="float" office:value="122.31013263005">
            <text:p>122</text:p>
          </table:table-cell>
          <table:table-cell table:formula="of:=16384/[.D1]" office:value-type="float" office:value="133.95456">
            <text:p>134</text:p>
          </table:table-cell>
        </table:table-row>
        <table:table-row table:style-name="ro1">
          <table:table-cell table:style-name="ce1" office:value-type="string">
            <text:p>C#4/Db4</text:p>
          </table:table-cell>
          <table:table-cell table:style-name="ce1" office:value-type="float" office:value="277.18">
            <text:p>277,18</text:p>
          </table:table-cell>
          <table:table-cell table:style-name="ce1" table:formula="of:=8000/[.B2]" office:value-type="float" office:value="28.8621112634389">
            <text:p>28,8621112634</text:p>
          </table:table-cell>
          <table:table-cell table:formula="of:=[.C2]*4" office:value-type="float" office:value="115.448445053756">
            <text:p>115</text:p>
          </table:table-cell>
          <table:table-cell table:formula="of:=16384/[.D2]" office:value-type="float" office:value="141.91616">
            <text:p>142</text:p>
          </table:table-cell>
        </table:table-row>
        <table:table-row table:style-name="ro1">
          <table:table-cell table:style-name="ce1" office:value-type="string">
            <text:p>D4</text:p>
          </table:table-cell>
          <table:table-cell table:style-name="ce1" office:value-type="float" office:value="293.66">
            <text:p>293,66</text:p>
          </table:table-cell>
          <table:table-cell table:style-name="ce1" table:formula="of:=8000/[.B3]" office:value-type="float" office:value="27.2423891575291">
            <text:p>27,2423891575</text:p>
          </table:table-cell>
          <table:table-cell table:formula="of:=[.C3]*4" office:value-type="float" office:value="108.969556630116">
            <text:p>109</text:p>
          </table:table-cell>
          <table:table-cell table:formula="of:=16384/[.D3]" office:value-type="float" office:value="150.35392">
            <text:p>150</text:p>
          </table:table-cell>
        </table:table-row>
        <table:table-row table:style-name="ro1">
          <table:table-cell table:style-name="ce1" office:value-type="string">
            <text:p>D#4/Eb4</text:p>
          </table:table-cell>
          <table:table-cell table:style-name="ce1" office:value-type="float" office:value="311.13">
            <text:p>311,13</text:p>
          </table:table-cell>
          <table:table-cell table:style-name="ce1" table:formula="of:=8000/[.B4]" office:value-type="float" office:value="25.7127245845788">
            <text:p>25,7127245846</text:p>
          </table:table-cell>
          <table:table-cell table:formula="of:=[.C4]*4" office:value-type="float" office:value="102.850898338315">
            <text:p>103</text:p>
          </table:table-cell>
          <table:table-cell table:formula="of:=16384/[.D4]" office:value-type="float" office:value="159.29856">
            <text:p>159</text:p>
          </table:table-cell>
        </table:table-row>
        <table:table-row table:style-name="ro1">
          <table:table-cell table:style-name="ce1" office:value-type="string">
            <text:p>E4</text:p>
          </table:table-cell>
          <table:table-cell table:style-name="ce1" office:value-type="float" office:value="329.63">
            <text:p>329,63</text:p>
          </table:table-cell>
          <table:table-cell table:style-name="ce1" table:formula="of:=8000/[.B5]" office:value-type="float" office:value="24.2696356520948">
            <text:p>24,2696356521</text:p>
          </table:table-cell>
          <table:table-cell table:formula="of:=[.C5]*4" office:value-type="float" office:value="97.0785426083791">
            <text:p>97</text:p>
          </table:table-cell>
          <table:table-cell table:formula="of:=16384/[.D5]" office:value-type="float" office:value="168.77056">
            <text:p>169</text:p>
          </table:table-cell>
        </table:table-row>
        <table:table-row table:style-name="ro1">
          <table:table-cell table:style-name="ce1" office:value-type="string">
            <text:p>F4</text:p>
          </table:table-cell>
          <table:table-cell table:style-name="ce1" office:value-type="float" office:value="349.23">
            <text:p>349,23</text:p>
          </table:table-cell>
          <table:table-cell table:style-name="ce1" table:formula="of:=8000/[.B6]" office:value-type="float" office:value="22.9075394439195">
            <text:p>22,9075394439</text:p>
          </table:table-cell>
          <table:table-cell table:formula="of:=[.C6]*4" office:value-type="float" office:value="91.6301577756779">
            <text:p>92</text:p>
          </table:table-cell>
          <table:table-cell table:formula="of:=16384/[.D6]" office:value-type="float" office:value="178.80576">
            <text:p>179</text:p>
          </table:table-cell>
        </table:table-row>
        <table:table-row table:style-name="ro1">
          <table:table-cell table:style-name="ce1" office:value-type="string">
            <text:p>F#4/Gb4</text:p>
          </table:table-cell>
          <table:table-cell table:style-name="ce1" office:value-type="float" office:value="369.99">
            <text:p>369,99</text:p>
          </table:table-cell>
          <table:table-cell table:style-name="ce1" table:formula="of:=8000/[.B7]" office:value-type="float" office:value="21.6222060055677">
            <text:p>21,6222060056</text:p>
          </table:table-cell>
          <table:table-cell table:formula="of:=[.C7]*4" office:value-type="float" office:value="86.4888240222709">
            <text:p>86</text:p>
          </table:table-cell>
          <table:table-cell table:formula="of:=16384/[.D7]" office:value-type="float" office:value="189.43488">
            <text:p>189</text:p>
          </table:table-cell>
        </table:table-row>
        <table:table-row table:style-name="ro1">
          <table:table-cell table:style-name="ce1" office:value-type="string">
            <text:p>G4</text:p>
          </table:table-cell>
          <table:table-cell table:style-name="ce1" office:value-type="float" office:value="392">
            <text:p>392</text:p>
          </table:table-cell>
          <table:table-cell table:style-name="ce1" table:formula="of:=8000/[.B8]" office:value-type="float" office:value="20.4081632653061">
            <text:p>20,4081632653</text:p>
          </table:table-cell>
          <table:table-cell table:formula="of:=[.C8]*4" office:value-type="float" office:value="81.6326530612245">
            <text:p>82</text:p>
          </table:table-cell>
          <table:table-cell table:formula="of:=16384/[.D8]" office:value-type="float" office:value="200.704">
            <text:p>201</text:p>
          </table:table-cell>
        </table:table-row>
        <table:table-row table:style-name="ro1">
          <table:table-cell table:style-name="ce1" office:value-type="string">
            <text:p>G#4/Ab4</text:p>
          </table:table-cell>
          <table:table-cell table:style-name="ce1" office:value-type="float" office:value="415.3">
            <text:p>415,3</text:p>
          </table:table-cell>
          <table:table-cell table:style-name="ce1" table:formula="of:=8000/[.B9]" office:value-type="float" office:value="19.2631832410306">
            <text:p>19,263183241</text:p>
          </table:table-cell>
          <table:table-cell table:formula="of:=[.C9]*4" office:value-type="float" office:value="77.0527329641223">
            <text:p>77</text:p>
          </table:table-cell>
          <table:table-cell table:formula="of:=16384/[.D9]" office:value-type="float" office:value="212.6336">
            <text:p>213</text:p>
          </table:table-cell>
        </table:table-row>
        <table:table-row table:style-name="ro1">
          <table:table-cell table:style-name="ce1" office:value-type="string">
            <text:p>A4</text:p>
          </table:table-cell>
          <table:table-cell table:style-name="ce1" office:value-type="float" office:value="440">
            <text:p>440</text:p>
          </table:table-cell>
          <table:table-cell table:style-name="ce1" table:formula="of:=8000/[.B10]" office:value-type="float" office:value="18.1818181818182">
            <text:p>18,1818181818</text:p>
          </table:table-cell>
          <table:table-cell table:formula="of:=[.C10]*4" office:value-type="float" office:value="72.7272727272727">
            <text:p>73</text:p>
          </table:table-cell>
          <table:table-cell table:formula="of:=16384/[.D10]" office:value-type="float" office:value="225.28">
            <text:p>225</text:p>
          </table:table-cell>
        </table:table-row>
        <table:table-row table:style-name="ro1">
          <table:table-cell table:style-name="ce1" office:value-type="string">
            <text:p>A#4/Bb4</text:p>
          </table:table-cell>
          <table:table-cell table:style-name="ce1" office:value-type="float" office:value="466.16">
            <text:p>466,16</text:p>
          </table:table-cell>
          <table:table-cell table:style-name="ce1" table:formula="of:=8000/[.B11]" office:value-type="float" office:value="17.1614896172988">
            <text:p>17,1614896173</text:p>
          </table:table-cell>
          <table:table-cell table:formula="of:=[.C11]*4" office:value-type="float" office:value="68.6459584691951">
            <text:p>69</text:p>
          </table:table-cell>
          <table:table-cell table:formula="of:=16384/[.D11]" office:value-type="float" office:value="238.67392">
            <text:p>239</text:p>
          </table:table-cell>
        </table:table-row>
        <table:table-row table:style-name="ro1">
          <table:table-cell table:style-name="ce1" office:value-type="string">
            <text:p>B4</text:p>
          </table:table-cell>
          <table:table-cell table:style-name="ce1" office:value-type="float" office:value="493.88">
            <text:p>493,88</text:p>
          </table:table-cell>
          <table:table-cell table:style-name="ce1" table:formula="of:=8000/[.B12]" office:value-type="float" office:value="16.198266785454">
            <text:p>16,1982667855</text:p>
          </table:table-cell>
          <table:table-cell table:formula="of:=[.C12]*4" office:value-type="float" office:value="64.7930671418158">
            <text:p>65</text:p>
          </table:table-cell>
          <table:table-cell table:formula="of:=16384/[.D12]" office:value-type="float" office:value="252.86656">
            <text:p>253</text:p>
          </table:table-cell>
        </table:table-row>
        <table:table-row table:style-name="ro1">
          <table:table-cell table:style-name="ce1" office:value-type="string">
            <text:p>C5</text:p>
          </table:table-cell>
          <table:table-cell table:style-name="ce1" office:value-type="float" office:value="523.25">
            <text:p>523,25</text:p>
          </table:table-cell>
          <table:table-cell table:style-name="ce1" table:formula="of:=8000/[.B13]" office:value-type="float" office:value="15.2890587673196">
            <text:p>15,2890587673</text:p>
          </table:table-cell>
          <table:table-cell table:formula="of:=[.C1]*2" office:value-type="float" office:value="61.155066315025">
            <text:p>61</text:p>
          </table:table-cell>
          <table:table-cell table:formula="of:=16384/[.D13]" office:value-type="float" office:value="267.90912">
            <text:p>268</text:p>
          </table:table-cell>
        </table:table-row>
        <table:table-row table:style-name="ro1">
          <table:table-cell table:number-columns-repeated="3"/>
          <table:table-cell table:formula="of:=[.C2]*2" office:value-type="float" office:value="57.7242225268778">
            <text:p>58</text:p>
          </table:table-cell>
          <table:table-cell table:formula="of:=16384/[.D14]" office:value-type="float" office:value="283.83232">
            <text:p>284</text:p>
          </table:table-cell>
        </table:table-row>
        <table:table-row table:style-name="ro1">
          <table:table-cell table:number-columns-repeated="3"/>
          <table:table-cell table:formula="of:=[.C3]*2" office:value-type="float" office:value="54.4847783150582">
            <text:p>54</text:p>
          </table:table-cell>
          <table:table-cell table:formula="of:=16384/[.D15]" office:value-type="float" office:value="300.70784">
            <text:p>301</text:p>
          </table:table-cell>
        </table:table-row>
        <table:table-row table:style-name="ro1">
          <table:table-cell table:number-columns-repeated="3"/>
          <table:table-cell table:formula="of:=[.C4]*2" office:value-type="float" office:value="51.4254491691576">
            <text:p>51</text:p>
          </table:table-cell>
          <table:table-cell table:formula="of:=16384/[.D16]" office:value-type="float" office:value="318.59712">
            <text:p>319</text:p>
          </table:table-cell>
        </table:table-row>
        <table:table-row table:style-name="ro1">
          <table:table-cell table:number-columns-repeated="3"/>
          <table:table-cell table:formula="of:=[.C5]*2" office:value-type="float" office:value="48.5392713041895">
            <text:p>49</text:p>
          </table:table-cell>
          <table:table-cell table:formula="of:=16384/[.D17]" office:value-type="float" office:value="337.54112">
            <text:p>338</text:p>
          </table:table-cell>
        </table:table-row>
        <table:table-row table:style-name="ro1">
          <table:table-cell table:number-columns-repeated="3"/>
          <table:table-cell table:formula="of:=[.C6]*2" office:value-type="float" office:value="45.815078887839">
            <text:p>46</text:p>
          </table:table-cell>
          <table:table-cell table:formula="of:=16384/[.D18]" office:value-type="float" office:value="357.61152">
            <text:p>358</text:p>
          </table:table-cell>
        </table:table-row>
        <table:table-row table:style-name="ro1">
          <table:table-cell table:number-columns-repeated="3"/>
          <table:table-cell table:formula="of:=[.C7]*2" office:value-type="float" office:value="43.2444120111354">
            <text:p>43</text:p>
          </table:table-cell>
          <table:table-cell table:formula="of:=16384/[.D19]" office:value-type="float" office:value="378.86976">
            <text:p>379</text:p>
          </table:table-cell>
        </table:table-row>
        <table:table-row table:style-name="ro1">
          <table:table-cell table:number-columns-repeated="3"/>
          <table:table-cell table:formula="of:=[.C8]*2" office:value-type="float" office:value="40.8163265306122">
            <text:p>41</text:p>
          </table:table-cell>
          <table:table-cell table:formula="of:=16384/[.D20]" office:value-type="float" office:value="401.408">
            <text:p>401</text:p>
          </table:table-cell>
        </table:table-row>
        <table:table-row table:style-name="ro1">
          <table:table-cell table:number-columns-repeated="3"/>
          <table:table-cell table:formula="of:=[.C9]*2" office:value-type="float" office:value="38.5263664820612">
            <text:p>39</text:p>
          </table:table-cell>
          <table:table-cell table:formula="of:=16384/[.D21]" office:value-type="float" office:value="425.2672">
            <text:p>425</text:p>
          </table:table-cell>
        </table:table-row>
        <table:table-row table:style-name="ro1">
          <table:table-cell table:number-columns-repeated="3"/>
          <table:table-cell table:formula="of:=[.C10]*2" office:value-type="float" office:value="36.3636363636364">
            <text:p>36</text:p>
          </table:table-cell>
          <table:table-cell table:formula="of:=16384/[.D22]" office:value-type="float" office:value="450.56">
            <text:p>451</text:p>
          </table:table-cell>
        </table:table-row>
        <table:table-row table:style-name="ro1">
          <table:table-cell table:number-columns-repeated="3"/>
          <table:table-cell table:formula="of:=[.C11]*2" office:value-type="float" office:value="34.3229792345976">
            <text:p>34</text:p>
          </table:table-cell>
          <table:table-cell table:formula="of:=16384/[.D23]" office:value-type="float" office:value="477.34784">
            <text:p>477</text:p>
          </table:table-cell>
        </table:table-row>
        <table:table-row table:style-name="ro1">
          <table:table-cell table:number-columns-repeated="3"/>
          <table:table-cell table:formula="of:=[.C12]*2" office:value-type="float" office:value="32.3965335709079">
            <text:p>32</text:p>
          </table:table-cell>
          <table:table-cell table:formula="of:=16384/[.D24]" office:value-type="float" office:value="505.73312">
            <text:p>506</text:p>
          </table:table-cell>
        </table:table-row>
        <table:table-row table:style-name="ro1">
          <table:table-cell table:number-columns-repeated="3"/>
          <table:table-cell table:formula="of:=[.C13]*2" office:value-type="float" office:value="30.5781175346393">
            <text:p>31</text:p>
          </table:table-cell>
          <table:table-cell table:formula="of:=16384/[.D25]" office:value-type="float" office:value="535.808">
            <text:p>536</text:p>
          </table:table-cell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1.08.2012</text:date>, <text:time>01:03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chim Fenkes</meta:initial-creator>
    <meta:creation-date>2012-07-31T21:56:37.66</meta:creation-date>
    <dc:date>2012-08-01T01:03:45.45</dc:date>
    <dc:creator>Joachim Fenkes</dc:creator>
    <meta:editing-duration>PT1H49M46S</meta:editing-duration>
    <meta:editing-cycles>1</meta:editing-cycles>
    <meta:document-statistic meta:table-count="3" meta:cell-count="89" meta:object-count="0"/>
    <meta:generator>OpenOffice.org/3.4$Win32 OpenOffice.org_project/340m1$Build-9590</meta:generator>
  </office:meta>
</office:document-meta>
</file>